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" manifest:full-path="Pictures/2000048100001F430000271301F946DD.svm"/>
  <manifest:file-entry manifest:media-type="" manifest:full-path="Pictures/200003AC00001F43000027130B64B647.svm"/>
  <manifest:file-entry manifest:media-type="" manifest:full-path="Pictures/TablePreview3.svm"/>
  <manifest:file-entry manifest:media-type="" manifest:full-path="Pictures/2000045D00001F43000027132B5C1312.svm"/>
  <manifest:file-entry manifest:media-type="" manifest:full-path="Pictures/TablePreview6.svm"/>
  <manifest:file-entry manifest:media-type="" manifest:full-path="Pictures/2000012100001D7D000024B9A4253FFF.svm"/>
  <manifest:file-entry manifest:media-type="" manifest:full-path="Pictures/200004B100001F430000271354269478.svm"/>
  <manifest:file-entry manifest:media-type="" manifest:full-path="Pictures/200004ED00001F430000271306BD3100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" manifest:full-path="Pictures/20000104000043310000190AF195D670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pr1" style:family="presentation" style:parent-style-name="lyt-darkblue-title">
      <style:graphic-properties fo:min-height="4.716cm"/>
    </style:style>
    <style:style style:name="pr2" style:family="presentation" style:parent-style-name="lyt-darkblue-outline1">
      <style:graphic-properties fo:min-height="13.715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>
      <style:graphic-properties fo:min-height="3.216cm"/>
    </style:style>
    <style:style style:name="co1" style:family="table-column">
      <style:table-column-properties style:column-width="2.123cm" style:use-optimal-column-width="false"/>
    </style:style>
    <style:style style:name="co2" style:family="table-column">
      <style:table-column-properties style:column-width="2.137cm" style:use-optimal-column-width="false"/>
    </style:style>
    <style:style style:name="ro1" style:family="table-row">
      <style:table-row-properties style:row-height="1.78cm"/>
    </style:style>
    <style:style style:name="ro2" style:family="table-row">
      <style:table-row-properties style:row-height="1.35cm"/>
    </style:style>
    <style:style style:name="ro3" style:family="table-row">
      <style:table-row-properties style:row-height="1.618cm"/>
    </style:style>
    <style:style style:name="ce1" style:family="table-cell">
      <style:graphic-properties draw:fill="solid" draw:fill-color="#00ffff" style:repeat="repeat"/>
      <style:paragraph-properties fo:text-align="center" fo:border="0.001cm solid #000000"/>
      <style:text-properties fo:color="#000000" fo:font-family="'Times New Roman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ce2" style:family="table-cell">
      <style:graphic-properties draw:fill="solid" draw:fill-color="#00ffff" style:repeat="repeat"/>
      <style:paragraph-properties fo:text-align="center" fo:border="0.001cm solid #000000"/>
      <style:text-properties fo:color="#000000" fo:font-family="'Times New Roman'" style:font-family-generic="roman" style:font-pitch="variable" fo:font-size="32pt" style:font-size-asian="32pt" style:font-size-complex="32pt"/>
    </style:style>
    <style:style style:name="ce3" style:family="table-cell">
      <style:graphic-properties draw:fill="solid" draw:fill-color="#ffff00" style:repeat="repeat"/>
      <style:paragraph-properties fo:text-align="center" fo:border="0.001cm solid #000000"/>
      <style:text-properties fo:color="#000000" fo:font-family="'Times New Roman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ce4" style:family="table-cell">
      <style:graphic-properties draw:fill="solid" draw:fill-color="#ffff00" style:repeat="repeat"/>
      <style:paragraph-properties fo:text-align="center" fo:border="0.001cm solid #000000"/>
      <style:text-properties fo:color="#000000" fo:font-family="'Times New Roman'" style:font-family-generic="roman" style:font-pitch="variable" fo:font-size="32pt" style:font-size-asian="32pt" style:font-size-complex="32pt"/>
    </style:style>
    <style:style style:name="ce5" style:family="table-cell">
      <style:graphic-properties draw:fill="solid" draw:fill-color="#ffffff" style:repeat="repeat"/>
      <style:paragraph-properties fo:text-align="center" fo:border="0.001cm solid #000000"/>
      <style:text-properties fo:color="#000000" fo:font-family="'Times New Roman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ce6" style:family="table-cell">
      <style:graphic-properties draw:fill="solid" draw:fill-color="#ffffff" style:repeat="repeat"/>
      <style:paragraph-properties fo:text-align="center" fo:border="0.001cm solid #000000"/>
      <style:text-properties fo:color="#000000" fo:font-family="'Times New Roman'" style:font-family-generic="roman" style:font-pitch="variable" fo:font-size="32pt" style:font-size-asian="32pt" style:font-size-complex="32pt"/>
    </style:style>
    <style:style style:name="ce7" style:family="table-cell">
      <style:graphic-properties draw:fill="solid" draw:fill-color="#00ffff" style:repeat="repeat" draw:textarea-vertical-align="middle" fo:padding-top="0.05cm" fo:padding-bottom="0.05cm" fo:padding-left="0.05cm" fo:padding-right="0.05cm"/>
      <style:paragraph-properties fo:text-align="center" fo:border-left="0.001cm solid #000000" fo:border-right="none" fo:border-top="0.001cm solid #000000" fo:border-bottom="none">
        <style:tab-stops/>
      </style:paragraph-properties>
      <style:text-properties fo:color="#000000" fo:font-family="'Times New Roman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ce8" style:family="table-cell">
      <style:graphic-properties draw:fill="solid" draw:fill-color="#00ffff" style:repeat="repeat" draw:textarea-vertical-align="middle" fo:padding-top="0.05cm" fo:padding-bottom="0.05cm" fo:padding-left="0.05cm" fo:padding-right="0.05cm"/>
      <style:paragraph-properties fo:text-align="center" fo:border-left="none" fo:border-right="none" fo:border-top="0.001cm solid #000000" fo:border-bottom="none">
        <style:tab-stops/>
      </style:paragraph-properties>
      <style:text-properties fo:color="#000000" fo:font-family="'Times New Roman'" style:font-family-generic="roman" style:font-pitch="variable" fo:font-size="32pt" style:font-size-asian="32pt" style:font-size-complex="32pt"/>
    </style:style>
    <style:style style:name="ce9" style:family="table-cell">
      <style:graphic-properties draw:fill="solid" draw:fill-color="#ff0000" style:repeat="repeat" draw:textarea-vertical-align="middle" fo:padding-top="0.05cm" fo:padding-bottom="0.05cm" fo:padding-left="0.05cm" fo:padding-right="0.05cm"/>
      <style:paragraph-properties fo:text-align="center" fo:border-left="none" fo:border-right="none" fo:border-top="0.001cm solid #000000" fo:border-bottom="none">
        <style:tab-stops/>
      </style:paragraph-properties>
      <style:text-properties fo:color="#000000" fo:font-family="'Times New Roman'" style:font-family-generic="roman" style:font-pitch="variable" fo:font-size="32pt" style:font-size-asian="32pt" style:font-size-complex="32pt"/>
    </style:style>
    <style:style style:name="ce10" style:family="table-cell">
      <style:graphic-properties draw:fill="solid" draw:fill-color="#00ffff" style:repeat="repeat" draw:textarea-vertical-align="middle" fo:padding-top="0.05cm" fo:padding-bottom="0.05cm" fo:padding-left="0.05cm" fo:padding-right="0.05cm"/>
      <style:paragraph-properties fo:text-align="center" fo:border-left="none" fo:border-right="0.001cm solid #000000" fo:border-top="0.001cm solid #000000" fo:border-bottom="none">
        <style:tab-stops/>
      </style:paragraph-properties>
      <style:text-properties fo:color="#000000" fo:font-family="'Times New Roman'" style:font-family-generic="roman" style:font-pitch="variable" fo:font-size="32pt" style:font-size-asian="32pt" style:font-size-complex="32pt"/>
    </style:style>
    <style:style style:name="ce11" style:family="table-cell">
      <style:graphic-properties draw:fill="solid" draw:fill-color="#ffff00" style:repeat="repeat" draw:textarea-vertical-align="middle" fo:padding-top="0.05cm" fo:padding-bottom="0.05cm" fo:padding-left="0.05cm" fo:padding-right="0.05cm"/>
      <style:paragraph-properties fo:text-align="center" fo:border-left="0.001cm solid #000000" fo:border-right="none" fo:border-top="none" fo:border-bottom="none">
        <style:tab-stops/>
      </style:paragraph-properties>
      <style:text-properties fo:color="#000000" fo:font-family="'Times New Roman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ce12" style:family="table-cell">
      <style:graphic-properties draw:fill="solid" draw:fill-color="#ffff00" style:repeat="repeat" draw:textarea-vertical-align="middle" fo:padding-top="0.05cm" fo:padding-bottom="0.05cm" fo:padding-left="0.05cm" fo:padding-right="0.05cm"/>
      <style:paragraph-properties fo:text-align="center" fo:border="none">
        <style:tab-stops/>
      </style:paragraph-properties>
      <style:text-properties fo:color="#000000" fo:font-family="'Times New Roman'" style:font-family-generic="roman" style:font-pitch="variable" fo:font-size="32pt" style:font-size-asian="32pt" style:font-size-complex="32pt"/>
    </style:style>
    <style:style style:name="ce13" style:family="table-cell">
      <style:graphic-properties draw:fill="solid" draw:fill-color="#ff0000" style:repeat="repeat" draw:textarea-vertical-align="middle" fo:padding-top="0.05cm" fo:padding-bottom="0.05cm" fo:padding-left="0.05cm" fo:padding-right="0.05cm"/>
      <style:paragraph-properties fo:text-align="center" fo:border="none">
        <style:tab-stops/>
      </style:paragraph-properties>
      <style:text-properties fo:color="#000000" fo:font-family="'Times New Roman'" style:font-family-generic="roman" style:font-pitch="variable" fo:font-size="32pt" style:font-size-asian="32pt" style:font-size-complex="32pt"/>
    </style:style>
    <style:style style:name="ce14" style:family="table-cell">
      <style:graphic-properties draw:fill="solid" draw:fill-color="#ffff00" style:repeat="repeat" draw:textarea-vertical-align="middle" fo:padding-top="0.05cm" fo:padding-bottom="0.05cm" fo:padding-left="0.05cm" fo:padding-right="0.05cm"/>
      <style:paragraph-properties fo:text-align="center" fo:border-left="none" fo:border-right="0.001cm solid #000000" fo:border-top="none" fo:border-bottom="none">
        <style:tab-stops/>
      </style:paragraph-properties>
      <style:text-properties fo:color="#000000" fo:font-family="'Times New Roman'" style:font-family-generic="roman" style:font-pitch="variable" fo:font-size="32pt" style:font-size-asian="32pt" style:font-size-complex="32pt"/>
    </style:style>
    <style:style style:name="ce15" style:family="table-cell">
      <style:graphic-properties draw:fill="solid" draw:fill-color="#ffffff" style:repeat="repeat" draw:textarea-vertical-align="middle" fo:padding-top="0.05cm" fo:padding-bottom="0.05cm" fo:padding-left="0.05cm" fo:padding-right="0.05cm"/>
      <style:paragraph-properties fo:text-align="center" fo:border-left="0.001cm solid #000000" fo:border-right="none" fo:border-top="none" fo:border-bottom="0.001cm solid #000000">
        <style:tab-stops/>
      </style:paragraph-properties>
      <style:text-properties fo:color="#000000" fo:font-family="'Times New Roman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ce16" style:family="table-cell">
      <style:graphic-properties draw:fill="solid" draw:fill-color="#ffffff" style:repeat="repeat" draw:textarea-vertical-align="middle" fo:padding-top="0.05cm" fo:padding-bottom="0.05cm" fo:padding-left="0.05cm" fo:padding-right="0.05cm"/>
      <style:paragraph-properties fo:text-align="center" fo:border-left="none" fo:border-right="none" fo:border-top="none" fo:border-bottom="0.001cm solid #000000">
        <style:tab-stops/>
      </style:paragraph-properties>
      <style:text-properties fo:color="#000000" fo:font-family="'Times New Roman'" style:font-family-generic="roman" style:font-pitch="variable" fo:font-size="32pt" style:font-size-asian="32pt" style:font-size-complex="32pt"/>
    </style:style>
    <style:style style:name="ce17" style:family="table-cell">
      <style:graphic-properties draw:fill="solid" draw:fill-color="#ff0000" style:repeat="repeat" draw:textarea-vertical-align="middle" fo:padding-top="0.05cm" fo:padding-bottom="0.05cm" fo:padding-left="0.05cm" fo:padding-right="0.05cm"/>
      <style:paragraph-properties fo:text-align="center" fo:border-left="none" fo:border-right="none" fo:border-top="none" fo:border-bottom="0.001cm solid #000000">
        <style:tab-stops/>
      </style:paragraph-properties>
      <style:text-properties fo:color="#000000" fo:font-family="'Times New Roman'" style:font-family-generic="roman" style:font-pitch="variable" fo:font-size="32pt" style:font-size-asian="32pt" style:font-size-complex="32pt"/>
    </style:style>
    <style:style style:name="ce18" style:family="table-cell">
      <style:graphic-properties draw:fill="solid" draw:fill-color="#ffffff" style:repeat="repeat" draw:textarea-vertical-align="middle" fo:padding-top="0.05cm" fo:padding-bottom="0.05cm" fo:padding-left="0.05cm" fo:padding-right="0.05cm"/>
      <style:paragraph-properties fo:text-align="center" fo:border-left="none" fo:border-right="0.001cm solid #000000" fo:border-top="none" fo:border-bottom="0.001cm solid #000000">
        <style:tab-stops/>
      </style:paragraph-properties>
      <style:text-properties fo:color="#000000" fo:font-family="'Times New Roman'" style:font-family-generic="roman" style:font-pitch="variable" fo:font-size="32pt" style:font-size-asian="32pt" style:font-size-complex="32pt"/>
    </style:style>
    <style:style style:name="ce19" style:family="table-cell">
      <style:graphic-properties draw:fill="solid" draw:fill-color="#ff0000" style:repeat="repeat" draw:textarea-vertical-align="middle" fo:padding-top="0.05cm" fo:padding-bottom="0.05cm" fo:padding-left="0.05cm" fo:padding-right="0.05cm"/>
      <style:paragraph-properties fo:text-align="center" fo:border-left="none" fo:border-right="0.001cm solid #000000" fo:border-top="0.001cm solid #000000" fo:border-bottom="none">
        <style:tab-stops/>
      </style:paragraph-properties>
      <style:text-properties fo:color="#000000" fo:font-family="'Times New Roman'" style:font-family-generic="roman" style:font-pitch="variable" fo:font-size="32pt" style:font-size-asian="32pt" style:font-size-complex="32pt"/>
    </style:style>
    <style:style style:name="ce20" style:family="table-cell">
      <style:graphic-properties draw:fill="solid" draw:fill-color="#ff0000" style:repeat="repeat" draw:textarea-vertical-align="middle" fo:padding-top="0.05cm" fo:padding-bottom="0.05cm" fo:padding-left="0.05cm" fo:padding-right="0.05cm"/>
      <style:paragraph-properties fo:text-align="center" fo:border-left="none" fo:border-right="0.001cm solid #000000" fo:border-top="none" fo:border-bottom="none">
        <style:tab-stops/>
      </style:paragraph-properties>
      <style:text-properties fo:color="#000000" fo:font-family="'Times New Roman'" style:font-family-generic="roman" style:font-pitch="variable" fo:font-size="32pt" style:font-size-asian="32pt" style:font-size-complex="32pt"/>
    </style:style>
    <style:style style:name="ce21" style:family="table-cell">
      <style:graphic-properties draw:fill="solid" draw:fill-color="#ff0000" style:repeat="repeat" draw:textarea-vertical-align="middle" fo:padding-top="0.05cm" fo:padding-bottom="0.05cm" fo:padding-left="0.05cm" fo:padding-right="0.05cm"/>
      <style:paragraph-properties fo:text-align="center" fo:border-left="none" fo:border-right="0.001cm solid #000000" fo:border-top="none" fo:border-bottom="0.001cm solid #000000">
        <style:tab-stops/>
      </style:paragraph-properties>
      <style:text-properties fo:color="#000000" fo:font-family="'Times New Roman'" style:font-family-generic="roman" style:font-pitch="variable"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margin-left="1.27cm" fo:margin-right="0cm" fo:text-indent="-0.635cm"/>
    </style:style>
    <style:style style:name="P4" style:family="paragraph">
      <style:text-properties fo:color="#ffffff" fo:font-family="'Times New Roman'" style:font-family-generic="roman" style:font-pitch="variable" fo:font-size="32pt" style:font-size-asian="32pt" style:font-size-complex="32pt"/>
    </style:style>
    <style:style style:name="P5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6" style:family="paragraph">
      <style:text-properties fo:font-size="24pt"/>
    </style:style>
    <style:style style:name="P7" style:family="paragraph">
      <style:paragraph-properties fo:margin-left="1.27cm" fo:margin-right="0cm" fo:text-align="center" fo:text-indent="-0.635cm"/>
    </style:style>
    <style:style style:name="P8" style:family="paragraph">
      <style:paragraph-properties fo:text-align="center"/>
      <style:text-properties fo:color="#000000" fo:font-family="'Times New Roman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P9" style:family="paragraph">
      <style:paragraph-properties fo:text-align="center"/>
      <style:text-properties fo:color="#000000" fo:font-family="'Times New Roman'" style:font-family-generic="roman" style:font-pitch="variable" fo:font-size="32pt" style:font-size-asian="32pt" style:font-size-complex="32pt"/>
    </style:style>
    <style:style style:name="P10" style:family="paragraph">
      <style:paragraph-properties fo:text-align="center">
        <style:tab-stops/>
      </style:paragraph-properties>
      <style:text-properties fo:color="#000000" fo:font-family="'Times New Roman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P11" style:family="paragraph">
      <style:paragraph-properties fo:text-align="center">
        <style:tab-stops/>
      </style:paragraph-properties>
      <style:text-properties fo:color="#000000" fo:font-family="'Times New Roman'" style:font-family-generic="roman" style:font-pitch="variable" fo:font-size="32pt" style:font-size-asian="32pt" style:font-size-complex="32pt"/>
    </style:style>
    <style:style style:name="P12" style:family="paragraph">
      <style:text-properties fo:color="#ffffff" fo:font-family="'Times New Roman'" style:font-family-generic="roman" style:font-pitch="variable" fo:font-size="32pt" style:font-size-asian="32pt" style:font-size-complex="32pt"/>
    </style:style>
    <style:style style:name="T1" style:family="text">
      <style:text-properties fo:font-size="40pt" fo:language="uk" fo:country="UA" style:font-size-asian="40pt" style:font-size-complex="40pt"/>
    </style:style>
    <style:style style:name="T2" style:family="text">
      <style:text-properties fo:font-size="24pt" fo:language="uk" fo:country="UA" style:font-size-asian="24pt" style:font-size-complex="24pt"/>
    </style:style>
    <style:style style:name="T3" style:family="text">
      <style:text-properties fo:color="#ffffff" fo:font-family="'Times New Roman'" style:font-family-generic="roman" style:font-pitch="variable" fo:font-size="32pt" fo:language="uk" fo:country="UA" style:font-size-asian="32pt" style:font-size-complex="32pt"/>
    </style:style>
    <style:style style:name="T4" style:family="text">
      <style:text-properties fo:color="#ffffff" fo:font-family="'Times New Roman'" style:font-family-generic="roman" style:font-pitch="variable" fo:font-size="32pt" fo:language="uk" fo:country="UA" style:font-size-asian="32pt" style:language-asian="zxx" style:country-asian="none" style:font-size-complex="32pt"/>
    </style:style>
    <style:style style:name="T5" style:family="text">
      <style:text-properties fo:color="#ffffff" fo:font-family="'Times New Roman'" style:font-family-generic="roman" style:font-pitch="variable" fo:font-size="32pt" fo:language="uk" fo:country="UA" style:font-size-asian="32pt" style:language-asian="zxx" style:country-asian="none" style:font-size-complex="32pt"/>
    </style:style>
    <style:style style:name="T6" style:family="text">
      <style:text-properties fo:color="#ffff00" fo:font-family="'Times New Roman'" style:font-family-generic="roman" style:font-pitch="variable" fo:font-size="40pt" fo:language="uk" fo:country="UA" style:font-size-asian="40pt" style:font-size-complex="40pt"/>
    </style:style>
    <style:style style:name="T7" style:family="text">
      <style:text-properties fo:color="#ffff00" fo:font-family="'Times New Roman'" style:font-family-generic="roman" style:font-pitch="variable" fo:font-size="32pt" fo:language="uk" fo:country="UA" style:font-size-asian="32pt" style:font-size-complex="32pt"/>
    </style:style>
    <style:style style:name="T8" style:family="text">
      <style:text-properties fo:color="#ffffff" fo:font-family="'Times New Roman'" style:font-family-generic="roman" style:font-pitch="variable" fo:font-size="32pt" fo:language="uk" fo:country="UA" style:font-size-asian="32pt" style:font-size-complex="32pt"/>
    </style:style>
    <style:style style:name="T9" style:family="text">
      <style:text-properties fo:color="#ffff00" fo:font-family="'Times New Roman'" style:font-family-generic="roman" style:font-pitch="variable" fo:font-size="32pt" fo:language="uk" fo:country="UA" fo:font-style="italic" style:font-size-asian="32pt" style:font-style-asian="italic" style:font-size-complex="32pt" style:font-style-complex="italic"/>
    </style:style>
    <style:style style:name="T10" style:family="text">
      <style:text-properties fo:color="#ffff00" style:text-position="-33% 58%" fo:font-family="'Times New Roman'" style:font-family-generic="roman" style:font-pitch="variable" fo:font-size="32pt" fo:language="uk" fo:country="UA" fo:font-style="italic" style:font-size-asian="32pt" style:font-style-asian="italic" style:font-size-complex="32pt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position="-33% 58%"/>
    </style:style>
    <style:style style:name="T13" style:family="text">
      <style:text-properties fo:color="#ffffff" fo:font-family="'Times New Roman'" style:font-family-generic="roman" style:font-pitch="variable" fo:font-size="32pt" style:font-size-asian="32pt" style:font-size-complex="32pt"/>
    </style:style>
    <style:style style:name="T14" style:family="text">
      <style:text-properties fo:color="#ffffff" fo:font-family="'Times New Roman'" style:font-family-generic="roman" style:font-pitch="variable" fo:font-size="32pt" fo:language="uk" fo:country="UA" fo:font-style="italic" style:font-size-asian="32pt" style:font-style-asian="italic" style:font-size-complex="32pt" style:font-style-complex="italic"/>
    </style:style>
    <style:style style:name="T15" style:family="text">
      <style:text-properties fo:color="#ffff00" fo:font-family="'Times New Roman'" style:font-family-generic="roman" style:font-pitch="variable" fo:font-size="32pt" fo:language="uk" fo:country="UA" style:font-size-asian="32pt" style:font-size-complex="32pt"/>
    </style:style>
    <style:style style:name="T16" style:family="text">
      <style:text-properties fo:color="#ffffff" fo:font-family="'Times New Roman'" style:font-family-generic="roman" style:font-pitch="variable" fo:font-size="32pt" fo:language="uk" fo:country="UA" fo:font-style="italic" style:font-size-asian="32pt" style:font-style-asian="italic" style:font-size-complex="32pt" style:font-style-complex="italic"/>
    </style:style>
    <style:style style:name="T17" style:family="text">
      <style:text-properties fo:color="#ffffff" style:text-position="-33% 58%" fo:font-family="'Times New Roman'" style:font-family-generic="roman" style:font-pitch="variable" fo:font-size="32pt" fo:language="uk" fo:country="UA" style:font-size-asian="32pt" style:font-size-complex="32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Технології розробки алгоритмів розв'язання інженерних задач</text:span><text:span text:style-name="T1"><text:line-break/></text:span><text:span text:style-name="T2">Лекція №5</text:span></text:p>
          </draw:text-box>
        </draw:frame>
        <draw:frame presentation:style-name="pr2" draw:text-style-name="P4" draw:layer="layout" svg:width="24.369cm" svg:height="13.795cm" svg:x="2.058cm" svg:y="5.453cm" presentation:class="outline" presentation:user-transformed="true">
          <draw:text-box>
            <text:p text:style-name="P3"><text:span text:style-name="T3">Викладач: Дрєєв Олександр Миколайович</text:span></text:p>
            <text:p text:style-name="P3"><text:span text:style-name="T4"/></text:p>
            <text:p text:style-name="P3"><text:span text:style-name="T4">5. Жадібні алгоритми. </text:span></text:p>
            <text:p text:style-name="P3"><text:span text:style-name="T4">5.1. Задача на розмін монет.</text:span></text:p>
            <text:p text:style-name="P3"><text:span text:style-name="T4">5.2. Гра «Постав короля в кут» поле NxM.</text:span></text:p>
            <text:p text:style-name="P3"><text:span text:style-name="T4">5.3. Задача складання розкладу роботи програміста. </text:span></text:p>
            <text:p text:style-name="P3"><text:span text:style-name="T4">5.4. Часткова оптимізація та наближенні розв'язки.</text:span></text:p>
            <text:p text:style-name="P3"><text:span text:style-name="T4">5.5. </text:span><text:span text:style-name="T5">Коли жадібний алгоритм не працює. Пошук шляху, заповнення рюкзаку.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1">
        <draw:frame presentation:style-name="pr2" draw:text-style-name="P5" draw:layer="layout" svg:width="24.369cm" svg:height="13.715cm" svg:x="2.058cm" svg:y="5.453cm" presentation:class="outline" presentation:user-transformed="true">
          <draw:text-box>
            <text:p text:style-name="P3"><text:span text:style-name="T6">Жадібний алгоритм</text:span><text:span text:style-name="T3"> — алгоритм, який виконується покроково, де кожен крок вибирається оптимально лише для цього конкретного кроку. Іноді цей крок може зіпсувати подальшу ситуацію, тому жадібний алгоритм не завжди дає розв’язок.</text:span></text:p>
            <text:p text:style-name="P3"><text:span text:style-name="T3"/></text:p>
            <text:p text:style-name="P3"><text:span text:style-name="T7">Приклад:</text:span><text:span text:style-name="T3"> якщо група ділить цінні речі, то для отримання максимального прибутку потрібно кожного разу брати найціннішу річ. 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Жадібні алгоритми</text:span><text:span text:style-name="T1"><text:line-break/></text:span><text:span text:style-name="T2">Що таке “жадібний алгоритм”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1">
        <draw:frame presentation:style-name="pr2" draw:text-style-name="P5" draw:layer="layout" svg:width="24.369cm" svg:height="13.715cm" svg:x="2.058cm" svg:y="5.453cm" presentation:class="outline" presentation:user-transformed="true">
          <draw:text-box>
            <text:p text:style-name="P3"><text:span text:style-name="T7">Задача</text:span><text:span text:style-name="T3"> — після оплати товару, автомат повинен видати решту найменшою кількістю монет вартістю 1 грн., 50 коп., 25 коп., 10 коп., 5 коп., 2 коп., 1 коп..</text:span></text:p>
            <text:p text:style-name="P3"><text:span text:style-name="T7">Вхідні данні</text:span><text:span text:style-name="T3">: ціле число, кількість копійок до решти.</text:span></text:p>
            <text:p text:style-name="P3"><text:span text:style-name="T7">Вихідні данні</text:span><text:span text:style-name="T3">: список вартості монет, які повинен видати автомат.</text:span></text:p>
            <text:p text:style-name="P3"><text:span text:style-name="T3">Приклад. Вхід: 317; вихід: 100 коп., </text:span><text:span text:style-name="T8">100 коп., 100 коп., 10 коп., 5 коп., 2 коп..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Жадібні алгоритми</text:span><text:span text:style-name="T1"><text:line-break/></text:span><text:span text:style-name="T2">Задача видачі решти найменшою кількістю монет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1">
        <draw:frame presentation:style-name="pr2" draw:text-style-name="P5" draw:layer="layout" svg:width="24.369cm" svg:height="13.715cm" svg:x="2.058cm" svg:y="5.453cm" presentation:class="outline" presentation:user-transformed="true">
          <draw:text-box>
            <text:p text:style-name="P3"><text:span text:style-name="T7">Алгоритм</text:span><text:span text:style-name="T3"> — кожного разу видавати монету максимально допустимої вартості, доки сума решти не стане рівна нулеві.</text:span></text:p>
            <text:p text:style-name="P3"><text:span text:style-name="T3"/></text:p>
            <text:p text:style-name="P3"><text:span text:style-name="T7">Задача бармена</text:span><text:span text:style-name="T3"> — є рештки напоїв: 100 гр. за 200 грн./літр, 50 гр. за 300 грн./літр, 75 гр. за 50 грн./літр, 20 гр. за 500 грн/літр. Скласти рецепт коктейлю максимальної вартості в 200 грамовій склянці.</text:span></text:p>
            <text:p text:style-name="P3"><text:span text:style-name="T3"/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Жадібні алгоритми</text:span><text:span text:style-name="T1"><text:line-break/></text:span><text:span text:style-name="T2">Задача видачі решти найменшою кількістю монет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1">
        <draw:frame presentation:style-name="pr2" draw:text-style-name="P5" draw:layer="layout" svg:width="14.942cm" svg:height="13.715cm" svg:x="2.058cm" svg:y="5.453cm" presentation:class="outline" presentation:user-transformed="true">
          <draw:text-box>
            <text:p text:style-name="P3"><text:span text:style-name="T7">Задача шляху короля</text:span><text:span text:style-name="T3"> — дане поле MxN кліток. В клітинці (1,1) стоїть шаховий король. Визначте алгоритм, за яким король дістанеться з верхнього лівого кута в правий нижній кут за найменшу кількість ходів.</text:span></text:p>
            <text:p text:style-name="P3"><text:span text:style-name="T3"/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Жадібні алгоритми</text:span><text:span text:style-name="T1"><text:line-break/></text:span><text:span text:style-name="T2">Задача шляху короля</text:span></text:p>
          </draw:text-box>
        </draw:frame>
        <draw:frame draw:style-name="gr2" draw:text-style-name="P1" draw:layer="layout" svg:width="10.002cm" svg:height="12.5cm" svg:x="17cm" svg:y="5.5cm">
          <draw:image xlink:href="Pictures/200003AC00001F43000027130B64B647.svm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1">
        <draw:frame presentation:style-name="pr2" draw:text-style-name="P5" draw:layer="layout" svg:width="14.942cm" svg:height="13.715cm" svg:x="2.058cm" svg:y="5.453cm" presentation:class="outline" presentation:user-transformed="true">
          <draw:text-box>
            <text:p text:style-name="P3"><text:span text:style-name="T7">Алгоритм</text:span><text:span text:style-name="T3"> — для всіх можливих ходів короля порахувати відстань до мети, вибрати хід, який призводить до мінімальної відстані. Повторювати, доки відстань не стане рівною 0.</text:span></text:p>
            <text:p text:style-name="P3"><text:span text:style-name="T3"/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Жадібні алгоритми</text:span><text:span text:style-name="T1"><text:line-break/></text:span><text:span text:style-name="T2">Задача шляху короля</text:span></text:p>
          </draw:text-box>
        </draw:frame>
        <draw:frame draw:style-name="gr2" draw:text-style-name="P1" draw:layer="layout" svg:width="10.5cm" svg:height="13.002cm" svg:x="16.5cm" svg:y="5.498cm">
          <draw:image xlink:href="Pictures/2000045D00001F43000027132B5C1312.svm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1">
        <draw:frame presentation:style-name="pr2" draw:text-style-name="P5" draw:layer="layout" svg:width="14.942cm" svg:height="13.715cm" svg:x="2.058cm" svg:y="5.453cm" presentation:class="outline" presentation:user-transformed="true">
          <draw:text-box>
            <text:p text:style-name="P3"><text:span text:style-name="T7">Алгоритм</text:span><text:span text:style-name="T3"> — для всіх можливих ходів короля порахувати відстань до мети, вибрати хід, який призводить до мінімальної відстані. Повторювати, доки відстань не стане рівною 0.</text:span></text:p>
            <text:p text:style-name="P3"><text:span text:style-name="T3"/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Жадібні алгоритми</text:span><text:span text:style-name="T1"><text:line-break/></text:span><text:span text:style-name="T2">Задача шляху короля</text:span></text:p>
          </draw:text-box>
        </draw:frame>
        <draw:frame draw:style-name="gr2" draw:text-style-name="P1" draw:layer="layout" svg:width="10.502cm" svg:height="13cm" svg:x="16.498cm" svg:y="5.5cm">
          <draw:image xlink:href="Pictures/2000048100001F430000271301F946DD.svm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1">
        <draw:frame presentation:style-name="pr2" draw:text-style-name="P5" draw:layer="layout" svg:width="24.442cm" svg:height="13.715cm" svg:x="2.058cm" svg:y="5.453cm" presentation:class="outline" presentation:user-transformed="true">
          <draw:text-box>
            <text:p text:style-name="P7"><text:span text:style-name="T7">Алгоритм НЕЗАСТОСОВНИЙ</text:span></text:p>
            <text:p text:style-name="P3"><text:span text:style-name="T3"/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Жадібні алгоритми</text:span><text:span text:style-name="T1"><text:line-break/></text:span><text:span text:style-name="T2">Задача шляху короля</text:span></text:p>
          </draw:text-box>
        </draw:frame>
        <draw:frame draw:style-name="gr2" draw:text-style-name="P1" draw:layer="layout" svg:width="10.002cm" svg:height="12.502cm" svg:x="3.498cm" svg:y="6.998cm">
          <draw:image xlink:href="Pictures/200004ED00001F430000271306BD3100.svm" xlink:type="simple" xlink:show="embed" xlink:actuate="onLoad">
            <text:p/>
          </draw:image>
        </draw:frame>
        <draw:frame draw:style-name="gr2" draw:text-style-name="P1" draw:layer="layout" svg:width="10cm" svg:height="12.5cm" svg:x="15cm" svg:y="7cm">
          <draw:image xlink:href="Pictures/200004B100001F430000271354269478.svm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1">
        <draw:frame presentation:style-name="pr2" draw:text-style-name="P5" draw:layer="layout" svg:width="24.442cm" svg:height="13.715cm" svg:x="2.058cm" svg:y="5.453cm" presentation:class="outline" presentation:user-transformed="true">
          <draw:text-box>
            <text:p text:style-name="P3"><text:span text:style-name="T7">Задача</text:span><text:span text:style-name="T3"> — програмісту поставлено n задач. Для кожної задачі </text:span><text:span text:style-name="T9">і</text:span><text:span text:style-name="T3"> поставлені строки виконання </text:span><text:span text:style-name="T9">d</text:span><text:span text:style-name="T10">i</text:span><text:span text:style-name="T3"> та сума винагородження </text:span><text:span text:style-name="T9">s</text:span><text:span text:style-name="T10">i</text:span><text:span text:style-name="T3">. Скласти розклад роботи так, щоб зароблена сума була максимальною.</text:span></text:p>
            <text:p text:style-name="P3"><text:span text:style-name="T3"/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Жадібні алгоритми</text:span><text:span text:style-name="T1"><text:line-break/></text:span><text:span text:style-name="T2">Задача розкладу</text:span></text:p>
          </draw:text-box>
        </draw:frame>
        <draw:frame draw:style-name="standard" draw:layer="layout" svg:width="23.366cm" svg:height="5.345cm" svg:x="2.633cm" svg:y="12.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8"><text:span text:style-name="T11">i</text:span></text:p>
              </table:table-cell>
              <table:table-cell>
                <text:p text:style-name="P9">1</text:p>
              </table:table-cell>
              <table:table-cell>
                <text:p text:style-name="P9">2</text:p>
              </table:table-cell>
              <table:table-cell>
                <text:p text:style-name="P9">3</text:p>
              </table:table-cell>
              <table:table-cell>
                <text:p text:style-name="P9">4</text:p>
              </table:table-cell>
              <table:table-cell>
                <text:p text:style-name="P9">5</text:p>
              </table:table-cell>
              <table:table-cell>
                <text:p text:style-name="P9">6</text:p>
              </table:table-cell>
              <table:table-cell>
                <text:p text:style-name="P9">7</text:p>
              </table:table-cell>
              <table:table-cell>
                <text:p text:style-name="P9">8</text:p>
              </table:table-cell>
              <table:table-cell>
                <text:p text:style-name="P9">9</text:p>
              </table:table-cell>
              <table:table-cell>
                <text:p text:style-name="P9">10</text:p>
              </table:table-cell>
            </table:table-row>
            <table:table-row table:style-name="ro1" table:default-cell-style-name="ce4">
              <table:table-cell table:style-name="ce3">
                <text:p text:style-name="P8">s<text:span text:style-name="T12">i</text:span></text:p>
              </table:table-cell>
              <table:table-cell>
                <text:p text:style-name="P9">10</text:p>
              </table:table-cell>
              <table:table-cell>
                <text:p text:style-name="P9">20</text:p>
              </table:table-cell>
              <table:table-cell>
                <text:p text:style-name="P9">5</text:p>
              </table:table-cell>
              <table:table-cell>
                <text:p text:style-name="P9">8</text:p>
              </table:table-cell>
              <table:table-cell>
                <text:p text:style-name="P9">6</text:p>
              </table:table-cell>
              <table:table-cell>
                <text:p text:style-name="P9">7</text:p>
              </table:table-cell>
              <table:table-cell>
                <text:p text:style-name="P9">7</text:p>
              </table:table-cell>
              <table:table-cell>
                <text:p text:style-name="P9">20</text:p>
              </table:table-cell>
              <table:table-cell>
                <text:p text:style-name="P9">3</text:p>
              </table:table-cell>
              <table:table-cell>
                <text:p text:style-name="P9">8</text:p>
              </table:table-cell>
            </table:table-row>
            <table:table-row table:style-name="ro1" table:default-cell-style-name="ce6">
              <table:table-cell table:style-name="ce5">
                <text:p text:style-name="P8">d<text:span text:style-name="T12">i</text:span></text:p>
              </table:table-cell>
              <table:table-cell>
                <text:p text:style-name="P9">6</text:p>
              </table:table-cell>
              <table:table-cell>
                <text:p text:style-name="P9">4</text:p>
              </table:table-cell>
              <table:table-cell>
                <text:p text:style-name="P9">2</text:p>
              </table:table-cell>
              <table:table-cell>
                <text:p text:style-name="P9">5</text:p>
              </table:table-cell>
              <table:table-cell>
                <text:p text:style-name="P9">1</text:p>
              </table:table-cell>
              <table:table-cell>
                <text:p text:style-name="P9">3</text:p>
              </table:table-cell>
              <table:table-cell>
                <text:p text:style-name="P9">2</text:p>
              </table:table-cell>
              <table:table-cell>
                <text:p text:style-name="P9">1</text:p>
              </table:table-cell>
              <table:table-cell>
                <text:p text:style-name="P9">5</text:p>
              </table:table-cell>
              <table:table-cell>
                <text:p text:style-name="P9">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1">
        <draw:frame presentation:style-name="pr2" draw:text-style-name="P5" draw:layer="layout" svg:width="24.442cm" svg:height="13.715cm" svg:x="2.058cm" svg:y="5.453cm" presentation:class="outline" presentation:user-transformed="true">
          <draw:text-box>
            <text:p text:style-name="P3"><text:span text:style-name="T7">Алгоритм</text:span><text:span text:style-name="T3"> — Шукаємо завдання з найбільшою вартістю й ставимо його на початок списку</text:span><text:span text:style-name="T3">.</text:span></text:p>
            <text:p text:style-name="P3"><text:span text:style-name="T3">Далі зі списку беремо із завдань, які залишилися знову з найбільшою вартістю, якщо за строками не встигаємо, дивимося чи можна відкласти одне з попередніх і міняємо їх місцями. Повторити до кінця списку.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Жадібні алгоритми</text:span><text:span text:style-name="T1"><text:line-break/></text:span><text:span text:style-name="T2">Задача розкладу</text:span></text:p>
          </draw:text-box>
        </draw:frame>
        <draw:frame draw:style-name="standard" draw:layer="layout" svg:width="23.366cm" svg:height="5.345cm" svg:x="2.38cm" svg:y="14.2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8"><text:span text:style-name="T11">i</text:span></text:p>
              </table:table-cell>
              <table:table-cell>
                <text:p text:style-name="P9">1</text:p>
              </table:table-cell>
              <table:table-cell>
                <text:p text:style-name="P9">2</text:p>
              </table:table-cell>
              <table:table-cell>
                <text:p text:style-name="P9">3</text:p>
              </table:table-cell>
              <table:table-cell>
                <text:p text:style-name="P9">4</text:p>
              </table:table-cell>
              <table:table-cell>
                <text:p text:style-name="P9">5</text:p>
              </table:table-cell>
              <table:table-cell>
                <text:p text:style-name="P9">6</text:p>
              </table:table-cell>
              <table:table-cell>
                <text:p text:style-name="P9">7</text:p>
              </table:table-cell>
              <table:table-cell>
                <text:p text:style-name="P9">8</text:p>
              </table:table-cell>
              <table:table-cell>
                <text:p text:style-name="P9">9</text:p>
              </table:table-cell>
              <table:table-cell>
                <text:p text:style-name="P9">10</text:p>
              </table:table-cell>
            </table:table-row>
            <table:table-row table:style-name="ro1" table:default-cell-style-name="ce4">
              <table:table-cell table:style-name="ce3">
                <text:p text:style-name="P8">s<text:span text:style-name="T12">i</text:span></text:p>
              </table:table-cell>
              <table:table-cell>
                <text:p text:style-name="P9">10</text:p>
              </table:table-cell>
              <table:table-cell>
                <text:p text:style-name="P9">20</text:p>
              </table:table-cell>
              <table:table-cell>
                <text:p text:style-name="P9">5</text:p>
              </table:table-cell>
              <table:table-cell>
                <text:p text:style-name="P9">8</text:p>
              </table:table-cell>
              <table:table-cell>
                <text:p text:style-name="P9">6</text:p>
              </table:table-cell>
              <table:table-cell>
                <text:p text:style-name="P9">7</text:p>
              </table:table-cell>
              <table:table-cell>
                <text:p text:style-name="P9">7</text:p>
              </table:table-cell>
              <table:table-cell>
                <text:p text:style-name="P9">20</text:p>
              </table:table-cell>
              <table:table-cell>
                <text:p text:style-name="P9">3</text:p>
              </table:table-cell>
              <table:table-cell>
                <text:p text:style-name="P9">8</text:p>
              </table:table-cell>
            </table:table-row>
            <table:table-row table:style-name="ro1" table:default-cell-style-name="ce6">
              <table:table-cell table:style-name="ce5">
                <text:p text:style-name="P8">d<text:span text:style-name="T12">i</text:span></text:p>
              </table:table-cell>
              <table:table-cell>
                <text:p text:style-name="P9">6</text:p>
              </table:table-cell>
              <table:table-cell>
                <text:p text:style-name="P9">4</text:p>
              </table:table-cell>
              <table:table-cell>
                <text:p text:style-name="P9">2</text:p>
              </table:table-cell>
              <table:table-cell>
                <text:p text:style-name="P9">5</text:p>
              </table:table-cell>
              <table:table-cell>
                <text:p text:style-name="P9">1</text:p>
              </table:table-cell>
              <table:table-cell>
                <text:p text:style-name="P9">3</text:p>
              </table:table-cell>
              <table:table-cell>
                <text:p text:style-name="P9">2</text:p>
              </table:table-cell>
              <table:table-cell>
                <text:p text:style-name="P9">1</text:p>
              </table:table-cell>
              <table:table-cell>
                <text:p text:style-name="P9">5</text:p>
              </table:table-cell>
              <table:table-cell>
                <text:p text:style-name="P9">6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1"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Жадібні алгоритми</text:span><text:span text:style-name="T1"><text:line-break/></text:span><text:span text:style-name="T2">Задача розкладу</text:span></text:p>
          </draw:text-box>
        </draw:frame>
        <draw:frame draw:style-name="standard" draw:layer="layout" svg:width="23.366cm" svg:height="4.585cm" svg:x="2.772cm" svg:y="4.8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8">
              <table:table-cell table:style-name="ce7">
                <text:p text:style-name="P10"><text:span text:style-name="T11">i</text:span></text:p>
              </table:table-cell>
              <table:table-cell>
                <text:p text:style-name="P11">2</text:p>
              </table:table-cell>
              <table:table-cell>
                <text:p text:style-name="P11">1</text:p>
              </table:table-cell>
              <table:table-cell>
                <text:p text:style-name="P11">3</text:p>
              </table:table-cell>
              <table:table-cell>
                <text:p text:style-name="P11">4</text:p>
              </table:table-cell>
              <table:table-cell>
                <text:p text:style-name="P11">5</text:p>
              </table:table-cell>
              <table:table-cell>
                <text:p text:style-name="P11">6</text:p>
              </table:table-cell>
              <table:table-cell>
                <text:p text:style-name="P11">7</text:p>
              </table:table-cell>
              <table:table-cell table:style-name="ce9">
                <text:p text:style-name="P11">8</text:p>
              </table:table-cell>
              <table:table-cell>
                <text:p text:style-name="P11">9</text:p>
              </table:table-cell>
              <table:table-cell table:style-name="ce10">
                <text:p text:style-name="P11">10</text:p>
              </table:table-cell>
            </table:table-row>
            <table:table-row table:style-name="ro3" table:default-cell-style-name="ce12">
              <table:table-cell table:style-name="ce11">
                <text:p text:style-name="P10">s<text:span text:style-name="T12">i</text:span></text:p>
              </table:table-cell>
              <table:table-cell>
                <text:p text:style-name="P11">20</text:p>
              </table:table-cell>
              <table:table-cell>
                <text:p text:style-name="P11">10</text:p>
              </table:table-cell>
              <table:table-cell>
                <text:p text:style-name="P11">5</text:p>
              </table:table-cell>
              <table:table-cell>
                <text:p text:style-name="P11">8</text:p>
              </table:table-cell>
              <table:table-cell>
                <text:p text:style-name="P11">6</text:p>
              </table:table-cell>
              <table:table-cell>
                <text:p text:style-name="P11">7</text:p>
              </table:table-cell>
              <table:table-cell>
                <text:p text:style-name="P11">7</text:p>
              </table:table-cell>
              <table:table-cell table:style-name="ce13">
                <text:p text:style-name="P11">20</text:p>
              </table:table-cell>
              <table:table-cell>
                <text:p text:style-name="P11">3</text:p>
              </table:table-cell>
              <table:table-cell table:style-name="ce14">
                <text:p text:style-name="P11">8</text:p>
              </table:table-cell>
            </table:table-row>
            <table:table-row table:style-name="ro3" table:default-cell-style-name="ce16">
              <table:table-cell table:style-name="ce15">
                <text:p text:style-name="P10">d<text:span text:style-name="T12">i</text:span></text:p>
              </table:table-cell>
              <table:table-cell>
                <text:p text:style-name="P11">4</text:p>
              </table:table-cell>
              <table:table-cell>
                <text:p text:style-name="P11">6</text:p>
              </table:table-cell>
              <table:table-cell>
                <text:p text:style-name="P11">2</text:p>
              </table:table-cell>
              <table:table-cell>
                <text:p text:style-name="P11">5</text:p>
              </table:table-cell>
              <table:table-cell>
                <text:p text:style-name="P11">1</text:p>
              </table:table-cell>
              <table:table-cell>
                <text:p text:style-name="P11">3</text:p>
              </table:table-cell>
              <table:table-cell>
                <text:p text:style-name="P11">2</text:p>
              </table:table-cell>
              <table:table-cell table:style-name="ce17">
                <text:p text:style-name="P11">1</text:p>
              </table:table-cell>
              <table:table-cell>
                <text:p text:style-name="P11">5</text:p>
              </table:table-cell>
              <table:table-cell table:style-name="ce18">
                <text:p text:style-name="P11">6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3.366cm" svg:height="4.585cm" svg:x="2.771cm" svg:y="9.7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8">
              <table:table-cell table:style-name="ce7">
                <text:p text:style-name="P10"><text:span text:style-name="T11">i</text:span></text:p>
              </table:table-cell>
              <table:table-cell>
                <text:p text:style-name="P11">2</text:p>
              </table:table-cell>
              <table:table-cell>
                <text:p text:style-name="P11">8</text:p>
              </table:table-cell>
              <table:table-cell>
                <text:p text:style-name="P11">3</text:p>
              </table:table-cell>
              <table:table-cell>
                <text:p text:style-name="P11">4</text:p>
              </table:table-cell>
              <table:table-cell>
                <text:p text:style-name="P11">5</text:p>
              </table:table-cell>
              <table:table-cell>
                <text:p text:style-name="P11">6</text:p>
              </table:table-cell>
              <table:table-cell>
                <text:p text:style-name="P11">7</text:p>
              </table:table-cell>
              <table:table-cell>
                <text:p text:style-name="P11">1</text:p>
              </table:table-cell>
              <table:table-cell>
                <text:p text:style-name="P11">9</text:p>
              </table:table-cell>
              <table:table-cell table:style-name="ce10">
                <text:p text:style-name="P11">10</text:p>
              </table:table-cell>
            </table:table-row>
            <table:table-row table:style-name="ro3" table:default-cell-style-name="ce12">
              <table:table-cell table:style-name="ce11">
                <text:p text:style-name="P10">s<text:span text:style-name="T12">i</text:span></text:p>
              </table:table-cell>
              <table:table-cell>
                <text:p text:style-name="P11">20</text:p>
              </table:table-cell>
              <table:table-cell>
                <text:p text:style-name="P11">20</text:p>
              </table:table-cell>
              <table:table-cell>
                <text:p text:style-name="P11">5</text:p>
              </table:table-cell>
              <table:table-cell>
                <text:p text:style-name="P11">8</text:p>
              </table:table-cell>
              <table:table-cell>
                <text:p text:style-name="P11">6</text:p>
              </table:table-cell>
              <table:table-cell>
                <text:p text:style-name="P11">7</text:p>
              </table:table-cell>
              <table:table-cell>
                <text:p text:style-name="P11">7</text:p>
              </table:table-cell>
              <table:table-cell>
                <text:p text:style-name="P11">10</text:p>
              </table:table-cell>
              <table:table-cell>
                <text:p text:style-name="P11">3</text:p>
              </table:table-cell>
              <table:table-cell table:style-name="ce14">
                <text:p text:style-name="P11">8</text:p>
              </table:table-cell>
            </table:table-row>
            <table:table-row table:style-name="ro3" table:default-cell-style-name="ce16">
              <table:table-cell table:style-name="ce15">
                <text:p text:style-name="P10">d<text:span text:style-name="T12">i</text:span></text:p>
              </table:table-cell>
              <table:table-cell>
                <text:p text:style-name="P11">4</text:p>
              </table:table-cell>
              <table:table-cell>
                <text:p text:style-name="P11">1</text:p>
              </table:table-cell>
              <table:table-cell>
                <text:p text:style-name="P11">2</text:p>
              </table:table-cell>
              <table:table-cell>
                <text:p text:style-name="P11">5</text:p>
              </table:table-cell>
              <table:table-cell>
                <text:p text:style-name="P11">1</text:p>
              </table:table-cell>
              <table:table-cell>
                <text:p text:style-name="P11">3</text:p>
              </table:table-cell>
              <table:table-cell>
                <text:p text:style-name="P11">2</text:p>
              </table:table-cell>
              <table:table-cell>
                <text:p text:style-name="P11">6</text:p>
              </table:table-cell>
              <table:table-cell>
                <text:p text:style-name="P11">5</text:p>
              </table:table-cell>
              <table:table-cell table:style-name="ce18">
                <text:p text:style-name="P11">6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3.366cm" svg:height="4.585cm" svg:x="2.77cm" svg:y="14.7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8">
              <table:table-cell table:style-name="ce7">
                <text:p text:style-name="P10"><text:span text:style-name="T11">i</text:span></text:p>
              </table:table-cell>
              <table:table-cell>
                <text:p text:style-name="P11">8</text:p>
              </table:table-cell>
              <table:table-cell>
                <text:p text:style-name="P11">2</text:p>
              </table:table-cell>
              <table:table-cell>
                <text:p text:style-name="P11">3</text:p>
              </table:table-cell>
              <table:table-cell>
                <text:p text:style-name="P11">4</text:p>
              </table:table-cell>
              <table:table-cell>
                <text:p text:style-name="P11">5</text:p>
              </table:table-cell>
              <table:table-cell>
                <text:p text:style-name="P11">6</text:p>
              </table:table-cell>
              <table:table-cell>
                <text:p text:style-name="P11">7</text:p>
              </table:table-cell>
              <table:table-cell>
                <text:p text:style-name="P11">1</text:p>
              </table:table-cell>
              <table:table-cell>
                <text:p text:style-name="P11">9</text:p>
              </table:table-cell>
              <table:table-cell table:style-name="ce10">
                <text:p text:style-name="P11">10</text:p>
              </table:table-cell>
            </table:table-row>
            <table:table-row table:style-name="ro3" table:default-cell-style-name="ce12">
              <table:table-cell table:style-name="ce11">
                <text:p text:style-name="P10">s<text:span text:style-name="T12">i</text:span></text:p>
              </table:table-cell>
              <table:table-cell>
                <text:p text:style-name="P11">20</text:p>
              </table:table-cell>
              <table:table-cell>
                <text:p text:style-name="P11">20</text:p>
              </table:table-cell>
              <table:table-cell>
                <text:p text:style-name="P11">5</text:p>
              </table:table-cell>
              <table:table-cell>
                <text:p text:style-name="P11">8</text:p>
              </table:table-cell>
              <table:table-cell>
                <text:p text:style-name="P11">6</text:p>
              </table:table-cell>
              <table:table-cell>
                <text:p text:style-name="P11">7</text:p>
              </table:table-cell>
              <table:table-cell>
                <text:p text:style-name="P11">7</text:p>
              </table:table-cell>
              <table:table-cell>
                <text:p text:style-name="P11">10</text:p>
              </table:table-cell>
              <table:table-cell>
                <text:p text:style-name="P11">3</text:p>
              </table:table-cell>
              <table:table-cell table:style-name="ce14">
                <text:p text:style-name="P11">8</text:p>
              </table:table-cell>
            </table:table-row>
            <table:table-row table:style-name="ro3" table:default-cell-style-name="ce16">
              <table:table-cell table:style-name="ce15">
                <text:p text:style-name="P10">d<text:span text:style-name="T12">i</text:span></text:p>
              </table:table-cell>
              <table:table-cell>
                <text:p text:style-name="P11">1</text:p>
              </table:table-cell>
              <table:table-cell>
                <text:p text:style-name="P11">4</text:p>
              </table:table-cell>
              <table:table-cell>
                <text:p text:style-name="P11">2</text:p>
              </table:table-cell>
              <table:table-cell>
                <text:p text:style-name="P11">5</text:p>
              </table:table-cell>
              <table:table-cell>
                <text:p text:style-name="P11">1</text:p>
              </table:table-cell>
              <table:table-cell>
                <text:p text:style-name="P11">3</text:p>
              </table:table-cell>
              <table:table-cell>
                <text:p text:style-name="P11">2</text:p>
              </table:table-cell>
              <table:table-cell>
                <text:p text:style-name="P11">6</text:p>
              </table:table-cell>
              <table:table-cell>
                <text:p text:style-name="P11">5</text:p>
              </table:table-cell>
              <table:table-cell table:style-name="ce18">
                <text:p text:style-name="P11">6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1T1"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Жадібні алгоритми</text:span><text:span text:style-name="T1"><text:line-break/></text:span><text:span text:style-name="T2">Задача розкладу</text:span></text:p>
          </draw:text-box>
        </draw:frame>
        <draw:frame draw:style-name="standard" draw:layer="layout" svg:width="23.366cm" svg:height="4.585cm" svg:x="2.727cm" svg:y="4.84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8">
              <table:table-cell table:style-name="ce7">
                <text:p text:style-name="P10"><text:span text:style-name="T11">i</text:span></text:p>
              </table:table-cell>
              <table:table-cell>
                <text:p text:style-name="P11">8</text:p>
              </table:table-cell>
              <table:table-cell>
                <text:p text:style-name="P11">2</text:p>
              </table:table-cell>
              <table:table-cell>
                <text:p text:style-name="P11">3</text:p>
              </table:table-cell>
              <table:table-cell>
                <text:p text:style-name="P11">4</text:p>
              </table:table-cell>
              <table:table-cell>
                <text:p text:style-name="P11">5</text:p>
              </table:table-cell>
              <table:table-cell>
                <text:p text:style-name="P11">6</text:p>
              </table:table-cell>
              <table:table-cell>
                <text:p text:style-name="P11">7</text:p>
              </table:table-cell>
              <table:table-cell table:style-name="ce9">
                <text:p text:style-name="P11">1</text:p>
              </table:table-cell>
              <table:table-cell>
                <text:p text:style-name="P11">9</text:p>
              </table:table-cell>
              <table:table-cell table:style-name="ce10">
                <text:p text:style-name="P11">10</text:p>
              </table:table-cell>
            </table:table-row>
            <table:table-row table:style-name="ro3" table:default-cell-style-name="ce12">
              <table:table-cell table:style-name="ce11">
                <text:p text:style-name="P10">s<text:span text:style-name="T12">i</text:span></text:p>
              </table:table-cell>
              <table:table-cell>
                <text:p text:style-name="P11">20</text:p>
              </table:table-cell>
              <table:table-cell>
                <text:p text:style-name="P11">20</text:p>
              </table:table-cell>
              <table:table-cell>
                <text:p text:style-name="P11">5</text:p>
              </table:table-cell>
              <table:table-cell>
                <text:p text:style-name="P11">8</text:p>
              </table:table-cell>
              <table:table-cell>
                <text:p text:style-name="P11">6</text:p>
              </table:table-cell>
              <table:table-cell>
                <text:p text:style-name="P11">7</text:p>
              </table:table-cell>
              <table:table-cell>
                <text:p text:style-name="P11">7</text:p>
              </table:table-cell>
              <table:table-cell table:style-name="ce13">
                <text:p text:style-name="P11">10</text:p>
              </table:table-cell>
              <table:table-cell>
                <text:p text:style-name="P11">3</text:p>
              </table:table-cell>
              <table:table-cell table:style-name="ce14">
                <text:p text:style-name="P11">8</text:p>
              </table:table-cell>
            </table:table-row>
            <table:table-row table:style-name="ro3" table:default-cell-style-name="ce16">
              <table:table-cell table:style-name="ce15">
                <text:p text:style-name="P10">d<text:span text:style-name="T12">i</text:span></text:p>
              </table:table-cell>
              <table:table-cell>
                <text:p text:style-name="P11">1</text:p>
              </table:table-cell>
              <table:table-cell>
                <text:p text:style-name="P11">4</text:p>
              </table:table-cell>
              <table:table-cell>
                <text:p text:style-name="P11">2</text:p>
              </table:table-cell>
              <table:table-cell>
                <text:p text:style-name="P11">5</text:p>
              </table:table-cell>
              <table:table-cell>
                <text:p text:style-name="P11">1</text:p>
              </table:table-cell>
              <table:table-cell>
                <text:p text:style-name="P11">3</text:p>
              </table:table-cell>
              <table:table-cell>
                <text:p text:style-name="P11">2</text:p>
              </table:table-cell>
              <table:table-cell table:style-name="ce17">
                <text:p text:style-name="P11">6</text:p>
              </table:table-cell>
              <table:table-cell>
                <text:p text:style-name="P11">5</text:p>
              </table:table-cell>
              <table:table-cell table:style-name="ce18">
                <text:p text:style-name="P11">6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3.366cm" svg:height="4.585cm" svg:x="2.726cm" svg:y="9.94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8">
              <table:table-cell table:style-name="ce7">
                <text:p text:style-name="P10"><text:span text:style-name="T11">i</text:span></text:p>
              </table:table-cell>
              <table:table-cell>
                <text:p text:style-name="P11">8</text:p>
              </table:table-cell>
              <table:table-cell>
                <text:p text:style-name="P11">2</text:p>
              </table:table-cell>
              <table:table-cell>
                <text:p text:style-name="P11">1</text:p>
              </table:table-cell>
              <table:table-cell table:style-name="ce9">
                <text:p text:style-name="P11">4</text:p>
              </table:table-cell>
              <table:table-cell>
                <text:p text:style-name="P11">5</text:p>
              </table:table-cell>
              <table:table-cell>
                <text:p text:style-name="P11">6</text:p>
              </table:table-cell>
              <table:table-cell>
                <text:p text:style-name="P11">7</text:p>
              </table:table-cell>
              <table:table-cell>
                <text:p text:style-name="P11">3</text:p>
              </table:table-cell>
              <table:table-cell>
                <text:p text:style-name="P11">9</text:p>
              </table:table-cell>
              <table:table-cell table:style-name="ce19">
                <text:p text:style-name="P11">10</text:p>
              </table:table-cell>
            </table:table-row>
            <table:table-row table:style-name="ro3" table:default-cell-style-name="ce12">
              <table:table-cell table:style-name="ce11">
                <text:p text:style-name="P10">s<text:span text:style-name="T12">i</text:span></text:p>
              </table:table-cell>
              <table:table-cell>
                <text:p text:style-name="P11">20</text:p>
              </table:table-cell>
              <table:table-cell>
                <text:p text:style-name="P11">20</text:p>
              </table:table-cell>
              <table:table-cell>
                <text:p text:style-name="P11">10</text:p>
              </table:table-cell>
              <table:table-cell table:style-name="ce13">
                <text:p text:style-name="P11">8</text:p>
              </table:table-cell>
              <table:table-cell>
                <text:p text:style-name="P11">6</text:p>
              </table:table-cell>
              <table:table-cell>
                <text:p text:style-name="P11">7</text:p>
              </table:table-cell>
              <table:table-cell>
                <text:p text:style-name="P11">7</text:p>
              </table:table-cell>
              <table:table-cell>
                <text:p text:style-name="P11">5</text:p>
              </table:table-cell>
              <table:table-cell>
                <text:p text:style-name="P11">3</text:p>
              </table:table-cell>
              <table:table-cell table:style-name="ce20">
                <text:p text:style-name="P11">8</text:p>
              </table:table-cell>
            </table:table-row>
            <table:table-row table:style-name="ro3" table:default-cell-style-name="ce16">
              <table:table-cell table:style-name="ce15">
                <text:p text:style-name="P10">d<text:span text:style-name="T12">i</text:span></text:p>
              </table:table-cell>
              <table:table-cell>
                <text:p text:style-name="P11">1</text:p>
              </table:table-cell>
              <table:table-cell>
                <text:p text:style-name="P11">4</text:p>
              </table:table-cell>
              <table:table-cell>
                <text:p text:style-name="P11">6</text:p>
              </table:table-cell>
              <table:table-cell table:style-name="ce17">
                <text:p text:style-name="P11">5</text:p>
              </table:table-cell>
              <table:table-cell>
                <text:p text:style-name="P11">1</text:p>
              </table:table-cell>
              <table:table-cell>
                <text:p text:style-name="P11">3</text:p>
              </table:table-cell>
              <table:table-cell>
                <text:p text:style-name="P11">2</text:p>
              </table:table-cell>
              <table:table-cell>
                <text:p text:style-name="P11">2</text:p>
              </table:table-cell>
              <table:table-cell>
                <text:p text:style-name="P11">5</text:p>
              </table:table-cell>
              <table:table-cell table:style-name="ce21">
                <text:p text:style-name="P11">6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3.366cm" svg:height="4.585cm" svg:x="2.726cm" svg:y="14.84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8">
              <table:table-cell table:style-name="ce7">
                <text:p text:style-name="P10"><text:span text:style-name="T11">i</text:span></text:p>
              </table:table-cell>
              <table:table-cell>
                <text:p text:style-name="P11">8</text:p>
              </table:table-cell>
              <table:table-cell>
                <text:p text:style-name="P11">2</text:p>
              </table:table-cell>
              <table:table-cell>
                <text:p text:style-name="P11">1</text:p>
              </table:table-cell>
              <table:table-cell>
                <text:p text:style-name="P11">4</text:p>
              </table:table-cell>
              <table:table-cell>
                <text:p text:style-name="P11">10</text:p>
              </table:table-cell>
              <table:table-cell table:style-name="ce9">
                <text:p text:style-name="P11">6</text:p>
              </table:table-cell>
              <table:table-cell>
                <text:p text:style-name="P11">7</text:p>
              </table:table-cell>
              <table:table-cell>
                <text:p text:style-name="P11">3</text:p>
              </table:table-cell>
              <table:table-cell>
                <text:p text:style-name="P11">9</text:p>
              </table:table-cell>
              <table:table-cell table:style-name="ce10">
                <text:p text:style-name="P11">5</text:p>
              </table:table-cell>
            </table:table-row>
            <table:table-row table:style-name="ro3" table:default-cell-style-name="ce12">
              <table:table-cell table:style-name="ce11">
                <text:p text:style-name="P10">s<text:span text:style-name="T12">i</text:span></text:p>
              </table:table-cell>
              <table:table-cell>
                <text:p text:style-name="P11">20</text:p>
              </table:table-cell>
              <table:table-cell>
                <text:p text:style-name="P11">20</text:p>
              </table:table-cell>
              <table:table-cell>
                <text:p text:style-name="P11">10</text:p>
              </table:table-cell>
              <table:table-cell>
                <text:p text:style-name="P11">8</text:p>
              </table:table-cell>
              <table:table-cell>
                <text:p text:style-name="P11">8</text:p>
              </table:table-cell>
              <table:table-cell table:style-name="ce13">
                <text:p text:style-name="P11">7</text:p>
              </table:table-cell>
              <table:table-cell>
                <text:p text:style-name="P11">7</text:p>
              </table:table-cell>
              <table:table-cell>
                <text:p text:style-name="P11">5</text:p>
              </table:table-cell>
              <table:table-cell>
                <text:p text:style-name="P11">3</text:p>
              </table:table-cell>
              <table:table-cell table:style-name="ce14">
                <text:p text:style-name="P11">6</text:p>
              </table:table-cell>
            </table:table-row>
            <table:table-row table:style-name="ro3" table:default-cell-style-name="ce16">
              <table:table-cell table:style-name="ce15">
                <text:p text:style-name="P10">d<text:span text:style-name="T12">i</text:span></text:p>
              </table:table-cell>
              <table:table-cell>
                <text:p text:style-name="P11">1</text:p>
              </table:table-cell>
              <table:table-cell>
                <text:p text:style-name="P11">4</text:p>
              </table:table-cell>
              <table:table-cell>
                <text:p text:style-name="P11">6</text:p>
              </table:table-cell>
              <table:table-cell>
                <text:p text:style-name="P11">5</text:p>
              </table:table-cell>
              <table:table-cell>
                <text:p text:style-name="P11">6</text:p>
              </table:table-cell>
              <table:table-cell table:style-name="ce17">
                <text:p text:style-name="P11">3</text:p>
              </table:table-cell>
              <table:table-cell>
                <text:p text:style-name="P11">2</text:p>
              </table:table-cell>
              <table:table-cell>
                <text:p text:style-name="P11">2</text:p>
              </table:table-cell>
              <table:table-cell>
                <text:p text:style-name="P11">5</text:p>
              </table:table-cell>
              <table:table-cell table:style-name="ce18">
                <text:p text:style-name="P11">1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3" draw:text-style-name="P1" draw:layer="layout" svg:width="5.5cm" svg:height="1cm" svg:x="10.5cm" svg:y="1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1T1">
        <draw:frame presentation:style-name="pr4" draw:text-style-name="P2" draw:layer="layout" svg:width="23.912cm" svg:height="3.216cm" svg:x="2.058cm" svg:y="0.784cm" presentation:class="title" presentation:user-transformed="true">
          <draw:text-box>
            <text:p text:style-name="P1"><text:span text:style-name="T1">Жадібні алгоритми</text:span><text:span text:style-name="T1"><text:line-break/></text:span><text:span text:style-name="T2">Часткова оптимізація, наближені розв’язки</text:span></text:p>
          </draw:text-box>
        </draw:frame>
        <draw:frame draw:style-name="gr2" draw:text-style-name="P1" draw:layer="layout" svg:width="9.999cm" svg:height="13.001cm" svg:x="2cm" svg:y="6.499cm">
          <draw:image xlink:href="Pictures/200004ED00001F430000271306BD3100.svm" xlink:type="simple" xlink:show="embed" xlink:actuate="onLoad">
            <text:p/>
          </draw:image>
        </draw:frame>
        <draw:frame draw:style-name="gr2" draw:text-style-name="P1" draw:layer="layout" svg:width="11cm" svg:height="13.5cm" svg:x="15cm" svg:y="6cm">
          <draw:image xlink:href="Pictures/2000012100001D7D000024B9A4253FFF.svm" xlink:type="simple" xlink:show="embed" xlink:actuate="onLoad">
            <text:p/>
          </draw:image>
        </draw:frame>
        <draw:frame draw:style-name="gr4" draw:text-style-name="P12" draw:layer="layout" svg:width="26cm" svg:height="1.505cm" svg:x="1.5cm" svg:y="4cm">
          <draw:text-box>
            <text:p text:style-name="P12"><text:span text:style-name="T13"><text:s text:c="6"/></text:span><text:span text:style-name="T13">Знайти шлях <text:s text:c="6"/>Мінімізація кількості пересадок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1T1"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Жадібні алгоритми</text:span><text:span text:style-name="T1"><text:line-break/></text:span><text:span text:style-name="T2">Часткова оптимізація, наближені розв’язки</text:span></text:p>
          </draw:text-box>
        </draw:frame>
        <draw:frame presentation:style-name="pr2" draw:text-style-name="P5" draw:layer="layout" svg:width="24.442cm" svg:height="13.715cm" svg:x="2.058cm" svg:y="5.454cm" presentation:class="outline" presentation:user-transformed="true">
          <draw:text-box>
            <text:p text:style-name="P3"><text:span text:style-name="T7">Задача</text:span><text:span text:style-name="T3"> — задана функція </text:span><text:span text:style-name="T14">f</text:span><text:span text:style-name="T3">(</text:span><text:span text:style-name="T14">x</text:span><text:span text:style-name="T3">). Знайти мінімум (або максимум).</text:span></text:p>
            <text:p text:style-name="P3"><text:span text:style-name="T15">Алгоритм</text:span><text:span text:style-name="T8"> — з довільної точки </text:span><text:span text:style-name="T16">х</text:span><text:span text:style-name="T17">0</text:span><text:span text:style-name="T8"> шукаємо значення функції в точках </text:span><text:span text:style-name="T16">х</text:span><text:span text:style-name="T17">0</text:span><text:span text:style-name="T8">+</text:span><text:span text:style-name="T16">а</text:span><text:span text:style-name="T8">, </text:span><text:span text:style-name="T16">х</text:span><text:span text:style-name="T17">0</text:span><text:span text:style-name="T8">-</text:span><text:span text:style-name="T16">а</text:span><text:span text:style-name="T8">. Беремо нову опорну точку з найменшим значенням. Якщо в нових точках функція не менша, то зменшуємо крок </text:span><text:span text:style-name="T16">а</text:span><text:span text:style-name="T8">. Продовжуємо уточнення до потрібної точності: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1T1">
        <draw:rect draw:style-name="gr5" draw:text-style-name="P1" draw:layer="layout" svg:width="24cm" svg:height="12.5cm" svg:x="2cm" svg:y="6cm">
          <text:p/>
        </draw:rect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Жадібні алгоритми</text:span><text:span text:style-name="T1"><text:line-break/></text:span><text:span text:style-name="T2">Часткова оптимізація, наближені розв’язки</text:span></text:p>
          </draw:text-box>
        </draw:frame>
        <draw:frame draw:style-name="gr2" draw:text-style-name="P1" draw:layer="layout" svg:width="24cm" svg:height="9.5cm" svg:x="2cm" svg:y="7.2cm">
          <draw:image xlink:href="Pictures/20000104000043310000190AF195D670.svm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1T1"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Жадібні алгоритми</text:span><text:span text:style-name="T1"><text:line-break/></text:span><text:span text:style-name="T2">Часткова оптимізація, наближені розв’язки</text:span></text:p>
          </draw:text-box>
        </draw:frame>
        <draw:frame presentation:style-name="pr2" draw:text-style-name="P5" draw:layer="layout" svg:width="24.442cm" svg:height="13.715cm" svg:x="2.058cm" svg:y="5.454cm" presentation:class="outline" presentation:user-transformed="true">
          <draw:text-box>
            <text:p text:style-name="P3"><text:span text:style-name="T7">Задача</text:span><text:span text:style-name="T3"> — В рюкзак вміщується 50 кг. Помістити в рюкзак предмети, щоб сума їх вартості була максимальною.</text:span></text:p>
            <text:p text:style-name="P3"><text:span text:style-name="T15">Жадібний алгоритм</text:span><text:span text:style-name="T8"> — доки є місце кладемо предмети з максимальною вартістю на 1 кг.</text:span></text:p>
            <text:p text:style-name="P3"><text:span text:style-name="T8"/></text:p>
            <text:p text:style-name="P3"><text:span text:style-name="T15">Список предметів:</text:span><text:span text:style-name="T8"> 1) 26 кг. по 120 грн. - 8 штук, <text:s/>2) 25 кг. по 80 грн. - 5 штук, 3) 1 кг. по 1 грн. - 20 шт. 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20__3f__3f__3f__3f__3f__3f__3f__3f__3f_" style:display-name="?????? ?????????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4cm" svg:y="19.658cm">
        <text:p/>
      </draw:rect>
      <draw:rect draw:style-name="Mgr3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0H13M48S</meta:editing-duration>
    <meta:editing-cycles>159</meta:editing-cycles>
    <meta:generator>OpenOffice.org/3.4$Unix OpenOffice.org_project/340m1$Build-9590</meta:generator>
    <dc:date>2012-10-01T02:22:54</dc:date>
    <meta:document-statistic meta:object-count="106"/>
  </office:meta>
</office:document-meta>
</file>